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ITO MELGAREJO, LIDIANNE SALLY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ITO MELGAREJO, LIDIANNE SALL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71050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8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34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7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19:25:4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